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fo:padding="0.049cm" fo:border="0.002cm solid #000000" style:shadow="none">
        <style:tab-stops>
          <style:tab-stop style:position="3.016cm"/>
        </style:tab-stops>
      </style:paragraph-properties>
      <style:text-properties style:font-name="DejaVu Sans Mono"/>
    </style:style>
    <style:style style:name="P2" style:family="paragraph" style:parent-style-name="Standard">
      <style:paragraph-properties fo:margin-left="0cm" fo:margin-right="0cm" fo:text-indent="-0.026cm" style:auto-text-indent="false" fo:padding="0.049cm" fo:border="0.002cm solid #000000" style:shadow="none">
        <style:tab-stops>
          <style:tab-stop style:position="3.016cm"/>
        </style:tab-stops>
      </style:paragraph-properties>
      <style:text-properties style:font-name="DejaVu Sans Mono"/>
    </style:style>
    <style:style style:name="P3" style:family="paragraph" style:parent-style-name="Standard">
      <style:paragraph-properties fo:padding="0.049cm" fo:border="0.002cm solid #000000" style:shadow="none">
        <style:tab-stops>
          <style:tab-stop style:position="3.016cm"/>
        </style:tab-stops>
      </style:paragraph-properties>
      <style:text-properties style:font-name="DejaVu Sans Mono"/>
    </style:style>
    <style:style style:name="P4" style:family="paragraph" style:parent-style-name="Standard">
      <style:paragraph-properties fo:margin-left="0.004cm" fo:margin-right="0.004cm" fo:text-indent="0.953cm" style:auto-text-indent="false" fo:padding="0.049cm" fo:border="0.002cm solid #000000" style:shadow="none">
        <style:tab-stops>
          <style:tab-stop style:position="3.016cm"/>
        </style:tab-stops>
      </style:paragraph-properties>
      <style:text-properties style:font-name="DejaVu Sans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-a C-c<text:tab/>create window</text:p>
      <text:p text:style-name="P3">C-a [0-9]<text:tab/>switch to window</text:p>
      <text:p text:style-name="P3">C-a "<text:tab/>window list</text:p>
      <text:p text:style-name="P1">C-a C-a<text:tab/>previously active Window</text:p>
      <text:p text:style-name="P3">C-a p<text:tab/>previous window</text:p>
      <text:p text:style-name="P3">C-a n<text:tab/>next window</text:p>
      <text:p text:style-name="P3">C-a C-k<text:tab/>kill window</text:p>
      <text:p text:style-name="P3">C-a A<text:tab/>rename window</text:p>
      <text:p text:style-name="P3">C-a a<text:tab/>send C-a (eg. VIM)</text:p>
      <text:p text:style-name="P3">C-a t<text:tab/>show system infos</text:p>
      <text:p text:style-name="P3">C-a ESC<text:tab/>enter copy/scrollback mode</text:p>
      <text:p text:style-name="P4">Vi-keybindings</text:p>
      <text:p text:style-name="P4">ESC (or other) leaves</text:p>
      <text:p text:style-name="P4">SPACE set mark</text:p>
      <text:p text:style-name="P4">&gt; yank marked and leave</text:p>
      <text:p text:style-name="P4">x exchange first mark and cursor position</text:p>
      <text:p text:style-name="P2">C-a &gt;<text:tab/>write yanked to a file</text:p>
      <text:p text:style-name="P2">C-a &lt;<text:tab/>read yank-buffer from file</text:p>
      <text:p text:style-name="P2">C-a ]<text:tab/>write yanked to stdin of window</text:p>
      <text:p text:style-name="P2">C-a :<text:tab/>execute a screen command</text:p>
      <text:p text:style-name="P2">C-a ?<text:tab/>display commands and key bind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15.342cm" fo:margin-left="2cm" fo:margin-right="7.35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Marian Kelc</meta:initial-creator>
    <meta:creation-date>2007-08-23T12:36:03</meta:creation-date>
    <dc:creator>Marian Kelc</dc:creator>
    <dc:date>2007-08-23T14:49:58</dc:date>
    <meta:printed-by>Marian Kelc</meta:printed-by>
    <meta:print-date>2007-08-23T13:08:04</meta:print-date>
    <dc:language>de-DE</dc:language>
    <meta:editing-cycles>3</meta:editing-cycles>
    <meta:editing-duration>PT1H43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21" meta:character-count="532"/>
  </office:meta>
</office:document-meta>
</file>